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4756" officeooo:paragraph-rsid="00064756"/>
    </style:style>
    <style:style style:name="P2" style:family="paragraph" style:parent-style-name="Standard">
      <style:text-properties fo:font-weight="bold" officeooo:rsid="000a6c86" officeooo:paragraph-rsid="000a6c86" style:font-weight-asian="bold" style:font-weight-complex="bold"/>
    </style:style>
    <style:style style:name="P3" style:family="paragraph" style:parent-style-name="Standard">
      <style:text-properties fo:font-weight="bold" officeooo:rsid="000cf8aa" officeooo:paragraph-rsid="000cf8aa" style:font-weight-asian="bold" style:font-weight-complex="bold"/>
    </style:style>
    <style:style style:name="P4" style:family="paragraph" style:parent-style-name="Standard">
      <style:text-properties fo:font-weight="bold" officeooo:rsid="00117836" officeooo:paragraph-rsid="00117836" style:font-weight-asian="bold" style:font-weight-complex="bold"/>
    </style:style>
    <style:style style:name="P5" style:family="paragraph" style:parent-style-name="Standard">
      <style:text-properties fo:font-weight="bold" officeooo:rsid="0012df61" officeooo:paragraph-rsid="0012df61" style:font-weight-asian="bold" style:font-weight-complex="bold"/>
    </style:style>
    <style:style style:name="P6" style:family="paragraph" style:parent-style-name="Standard">
      <style:text-properties fo:font-weight="bold" officeooo:rsid="0018f49d" officeooo:paragraph-rsid="0018f49d" style:font-weight-asian="bold" style:font-weight-complex="bold"/>
    </style:style>
    <style:style style:name="P7" style:family="paragraph" style:parent-style-name="Standard">
      <style:text-properties fo:font-weight="bold" officeooo:rsid="001992d3" officeooo:paragraph-rsid="001992d3" style:font-weight-asian="bold" style:font-weight-complex="bold"/>
    </style:style>
    <style:style style:name="P8" style:family="paragraph" style:parent-style-name="Standard">
      <style:text-properties fo:font-weight="bold" officeooo:rsid="001e7e4e" officeooo:paragraph-rsid="001e7e4e" style:font-weight-asian="bold" style:font-weight-complex="bold"/>
    </style:style>
    <style:style style:name="P9" style:family="paragraph" style:parent-style-name="Standard">
      <style:text-properties fo:font-weight="bold" officeooo:rsid="002ae891" officeooo:paragraph-rsid="002ae891" style:font-weight-asian="bold" style:font-weight-complex="bold"/>
    </style:style>
    <style:style style:name="P10" style:family="paragraph" style:parent-style-name="Standard">
      <style:text-properties fo:font-weight="bold" officeooo:rsid="00368a91" officeooo:paragraph-rsid="00368a91" style:font-weight-asian="bold" style:font-weight-complex="bold"/>
    </style:style>
    <style:style style:name="P11" style:family="paragraph" style:parent-style-name="Standard">
      <style:text-properties fo:font-weight="bold" officeooo:rsid="00380b55" officeooo:paragraph-rsid="00380b55" style:font-weight-asian="bold" style:font-weight-complex="bold"/>
    </style:style>
    <style:style style:name="P12" style:family="paragraph" style:parent-style-name="Standard">
      <style:text-properties fo:font-weight="bold" officeooo:rsid="003ab87a" officeooo:paragraph-rsid="003ab87a" style:font-weight-asian="bold" style:font-weight-complex="bold"/>
    </style:style>
    <style:style style:name="P13" style:family="paragraph" style:parent-style-name="Standard">
      <style:text-properties fo:font-weight="bold" officeooo:rsid="004fab55" officeooo:paragraph-rsid="004fab55" style:font-weight-asian="bold" style:font-weight-complex="bold"/>
    </style:style>
    <style:style style:name="P14" style:family="paragraph" style:parent-style-name="Standard">
      <style:text-properties fo:font-weight="bold" officeooo:rsid="003cd603" officeooo:paragraph-rsid="003cd603" style:font-weight-asian="bold" style:font-weight-complex="bold"/>
    </style:style>
    <style:style style:name="P15" style:family="paragraph" style:parent-style-name="Standard">
      <style:text-properties fo:font-weight="bold" officeooo:rsid="00223fd3" officeooo:paragraph-rsid="00223fd3" style:font-weight-asian="bold" style:font-weight-complex="bold"/>
    </style:style>
    <style:style style:name="P16" style:family="paragraph" style:parent-style-name="Standard">
      <style:text-properties fo:font-weight="bold" officeooo:rsid="0050a1c7" officeooo:paragraph-rsid="0050a1c7" style:font-weight-asian="bold" style:font-weight-complex="bold"/>
    </style:style>
    <style:style style:name="P17" style:family="paragraph" style:parent-style-name="Standard">
      <style:text-properties fo:font-weight="bold" officeooo:rsid="00390f35" officeooo:paragraph-rsid="00390f35" style:font-weight-asian="bold" style:font-weight-complex="bold"/>
    </style:style>
    <style:style style:name="P18" style:family="paragraph" style:parent-style-name="Standard">
      <style:text-properties fo:font-weight="bold" officeooo:rsid="0034400d" officeooo:paragraph-rsid="0034400d" style:font-weight-asian="bold" style:font-weight-complex="bold"/>
    </style:style>
    <style:style style:name="P19" style:family="paragraph" style:parent-style-name="Standard">
      <style:text-properties fo:font-weight="bold" officeooo:rsid="005b6786" officeooo:paragraph-rsid="005b6786" style:font-weight-asian="bold" style:font-weight-complex="bold"/>
    </style:style>
    <style:style style:name="P20" style:family="paragraph" style:parent-style-name="Standard">
      <style:text-properties fo:font-weight="bold" officeooo:rsid="005b902e" officeooo:paragraph-rsid="005b902e" style:font-weight-asian="bold" style:font-weight-complex="bold"/>
    </style:style>
    <style:style style:name="P21" style:family="paragraph" style:parent-style-name="Standard">
      <style:text-properties fo:font-weight="bold" officeooo:rsid="0056d239" officeooo:paragraph-rsid="005db9af" style:font-weight-asian="bold" style:font-weight-complex="bold"/>
    </style:style>
    <style:style style:name="P22" style:family="paragraph" style:parent-style-name="Standard">
      <style:text-properties fo:font-weight="bold" officeooo:rsid="00587cf8" officeooo:paragraph-rsid="005deec3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4pt" fo:font-weight="bold" officeooo:rsid="00064756" officeooo:paragraph-rsid="00064756" style:font-weight-asian="bold" style:font-weight-complex="bold"/>
    </style:style>
    <style:style style:name="P24" style:family="paragraph" style:parent-style-name="Standard">
      <style:text-properties officeooo:rsid="000837c8" officeooo:paragraph-rsid="000837c8"/>
    </style:style>
    <style:style style:name="P25" style:family="paragraph" style:parent-style-name="Standard">
      <style:text-properties officeooo:rsid="00095228" officeooo:paragraph-rsid="00095228"/>
    </style:style>
    <style:style style:name="P26" style:family="paragraph" style:parent-style-name="Standard">
      <style:text-properties officeooo:rsid="000a6c86" officeooo:paragraph-rsid="000a6c86"/>
    </style:style>
    <style:style style:name="P27" style:family="paragraph" style:parent-style-name="Standard">
      <style:text-properties officeooo:rsid="000cf869" officeooo:paragraph-rsid="000cf869"/>
    </style:style>
    <style:style style:name="P28" style:family="paragraph" style:parent-style-name="Standard">
      <style:text-properties officeooo:rsid="000cf8aa" officeooo:paragraph-rsid="000cf8aa"/>
    </style:style>
    <style:style style:name="P29" style:family="paragraph" style:parent-style-name="Standard">
      <style:text-properties officeooo:rsid="000dafac" officeooo:paragraph-rsid="000dafac"/>
    </style:style>
    <style:style style:name="P30" style:family="paragraph" style:parent-style-name="Standard">
      <style:text-properties officeooo:rsid="00117836" officeooo:paragraph-rsid="00117836"/>
    </style:style>
    <style:style style:name="P31" style:family="paragraph" style:parent-style-name="Standard">
      <style:text-properties officeooo:rsid="0011b9a4" officeooo:paragraph-rsid="0011b9a4"/>
    </style:style>
    <style:style style:name="P32" style:family="paragraph" style:parent-style-name="Standard">
      <style:text-properties officeooo:rsid="0012df61" officeooo:paragraph-rsid="0012df61"/>
    </style:style>
    <style:style style:name="P33" style:family="paragraph" style:parent-style-name="Standard">
      <style:text-properties officeooo:rsid="001469cc" officeooo:paragraph-rsid="001469cc"/>
    </style:style>
    <style:style style:name="P34" style:family="paragraph" style:parent-style-name="Standard">
      <style:text-properties officeooo:rsid="001469cc" officeooo:paragraph-rsid="00170f9c"/>
    </style:style>
    <style:style style:name="P35" style:family="paragraph" style:parent-style-name="Standard">
      <style:text-properties officeooo:rsid="001469cc" officeooo:paragraph-rsid="0017a180"/>
    </style:style>
    <style:style style:name="P36" style:family="paragraph" style:parent-style-name="Standard">
      <style:text-properties officeooo:rsid="001469cc" officeooo:paragraph-rsid="002ae891"/>
    </style:style>
    <style:style style:name="P37" style:family="paragraph" style:parent-style-name="Standard">
      <style:text-properties officeooo:rsid="00170f9c" officeooo:paragraph-rsid="00170f9c"/>
    </style:style>
    <style:style style:name="P38" style:family="paragraph" style:parent-style-name="Standard">
      <style:text-properties officeooo:rsid="0017a180" officeooo:paragraph-rsid="0017a180"/>
    </style:style>
    <style:style style:name="P39" style:family="paragraph" style:parent-style-name="Standard">
      <style:text-properties officeooo:rsid="001992d3" officeooo:paragraph-rsid="001992d3"/>
    </style:style>
    <style:style style:name="P40" style:family="paragraph" style:parent-style-name="Standard">
      <style:text-properties officeooo:rsid="001b45cf" officeooo:paragraph-rsid="001b45cf"/>
    </style:style>
    <style:style style:name="P41" style:family="paragraph" style:parent-style-name="Standard">
      <style:text-properties officeooo:rsid="001e7e4e" officeooo:paragraph-rsid="001e7e4e"/>
    </style:style>
    <style:style style:name="P42" style:family="paragraph" style:parent-style-name="Standard">
      <style:text-properties officeooo:rsid="001f83b1" officeooo:paragraph-rsid="001f83b1"/>
    </style:style>
    <style:style style:name="P43" style:family="paragraph" style:parent-style-name="Standard">
      <style:text-properties officeooo:rsid="0020944a" officeooo:paragraph-rsid="0020944a"/>
    </style:style>
    <style:style style:name="P44" style:family="paragraph" style:parent-style-name="Standard">
      <style:text-properties officeooo:rsid="00223fd3" officeooo:paragraph-rsid="00223fd3"/>
    </style:style>
    <style:style style:name="P45" style:family="paragraph" style:parent-style-name="Standard">
      <style:text-properties officeooo:rsid="002256cd" officeooo:paragraph-rsid="002256cd"/>
    </style:style>
    <style:style style:name="P46" style:family="paragraph" style:parent-style-name="Standard">
      <style:text-properties officeooo:rsid="002383fe" officeooo:paragraph-rsid="002383fe"/>
    </style:style>
    <style:style style:name="P47" style:family="paragraph" style:parent-style-name="Standard">
      <style:text-properties officeooo:rsid="0023d549" officeooo:paragraph-rsid="0023d549"/>
    </style:style>
    <style:style style:name="P48" style:family="paragraph" style:parent-style-name="Standard">
      <style:text-properties officeooo:rsid="0023d549" officeooo:paragraph-rsid="0024f719"/>
    </style:style>
    <style:style style:name="P49" style:family="paragraph" style:parent-style-name="Standard">
      <style:text-properties officeooo:rsid="0023d549" officeooo:paragraph-rsid="005db9af"/>
    </style:style>
    <style:style style:name="P50" style:family="paragraph" style:parent-style-name="Standard">
      <style:text-properties officeooo:rsid="002532e8" officeooo:paragraph-rsid="0048450a"/>
    </style:style>
    <style:style style:name="P51" style:family="paragraph" style:parent-style-name="Standard">
      <style:text-properties officeooo:rsid="002532e8" officeooo:paragraph-rsid="004fab55"/>
    </style:style>
    <style:style style:name="P52" style:family="paragraph" style:parent-style-name="Standard">
      <style:text-properties officeooo:rsid="002532e8" officeooo:paragraph-rsid="002532e8"/>
    </style:style>
    <style:style style:name="P53" style:family="paragraph" style:parent-style-name="Standard">
      <style:text-properties officeooo:rsid="002532e8" officeooo:paragraph-rsid="005a19f8"/>
    </style:style>
    <style:style style:name="P54" style:family="paragraph" style:parent-style-name="Standard">
      <style:text-properties officeooo:rsid="00261776" officeooo:paragraph-rsid="00261776"/>
    </style:style>
    <style:style style:name="P55" style:family="paragraph" style:parent-style-name="Standard">
      <style:text-properties officeooo:rsid="00286b9d" officeooo:paragraph-rsid="00286b9d"/>
    </style:style>
    <style:style style:name="P56" style:family="paragraph" style:parent-style-name="Standard">
      <style:text-properties officeooo:rsid="0029e72a" officeooo:paragraph-rsid="0029e72a"/>
    </style:style>
    <style:style style:name="P57" style:family="paragraph" style:parent-style-name="Standard">
      <style:text-properties officeooo:rsid="002a523a" officeooo:paragraph-rsid="002a523a"/>
    </style:style>
    <style:style style:name="P58" style:family="paragraph" style:parent-style-name="Standard">
      <style:text-properties officeooo:rsid="002ae891" officeooo:paragraph-rsid="002ae891"/>
    </style:style>
    <style:style style:name="P59" style:family="paragraph" style:parent-style-name="Standard">
      <style:text-properties officeooo:paragraph-rsid="002ae891"/>
    </style:style>
    <style:style style:name="P60" style:family="paragraph" style:parent-style-name="Standard">
      <style:text-properties officeooo:rsid="0034400d" officeooo:paragraph-rsid="0034400d"/>
    </style:style>
    <style:style style:name="P61" style:family="paragraph" style:parent-style-name="Standard">
      <style:text-properties officeooo:rsid="0034400d" officeooo:paragraph-rsid="005deec3"/>
    </style:style>
    <style:style style:name="P62" style:family="paragraph" style:parent-style-name="Standard">
      <style:text-properties officeooo:rsid="00368a91" officeooo:paragraph-rsid="00368a91"/>
    </style:style>
    <style:style style:name="P63" style:family="paragraph" style:parent-style-name="Standard">
      <style:text-properties officeooo:rsid="0036c77c" officeooo:paragraph-rsid="0036c77c"/>
    </style:style>
    <style:style style:name="P64" style:family="paragraph" style:parent-style-name="Standard">
      <style:text-properties officeooo:rsid="00380b55" officeooo:paragraph-rsid="00380b55"/>
    </style:style>
    <style:style style:name="P65" style:family="paragraph" style:parent-style-name="Standard">
      <style:text-properties officeooo:rsid="00390f35" officeooo:paragraph-rsid="00390f35"/>
    </style:style>
    <style:style style:name="P66" style:family="paragraph" style:parent-style-name="Standard">
      <style:text-properties officeooo:rsid="003ab87a" officeooo:paragraph-rsid="003ab87a"/>
    </style:style>
    <style:style style:name="P67" style:family="paragraph" style:parent-style-name="Standard">
      <style:text-properties officeooo:rsid="003c9bbc" officeooo:paragraph-rsid="003c9bbc"/>
    </style:style>
    <style:style style:name="P68" style:family="paragraph" style:parent-style-name="Standard">
      <style:text-properties officeooo:rsid="003cd603" officeooo:paragraph-rsid="003cd603"/>
    </style:style>
    <style:style style:name="P69" style:family="paragraph" style:parent-style-name="Standard">
      <style:text-properties officeooo:rsid="003e2f45" officeooo:paragraph-rsid="003cd603"/>
    </style:style>
    <style:style style:name="P70" style:family="paragraph" style:parent-style-name="Standard">
      <style:text-properties officeooo:rsid="003e2f45" officeooo:paragraph-rsid="0045ec6d"/>
    </style:style>
    <style:style style:name="P71" style:family="paragraph" style:parent-style-name="Standard">
      <style:text-properties officeooo:rsid="0040c25e" officeooo:paragraph-rsid="0040c25e"/>
    </style:style>
    <style:style style:name="P72" style:family="paragraph" style:parent-style-name="Standard">
      <style:text-properties officeooo:rsid="0046c5fa" officeooo:paragraph-rsid="0046c5fa"/>
    </style:style>
    <style:style style:name="P73" style:family="paragraph" style:parent-style-name="Standard">
      <style:text-properties fo:font-weight="normal" officeooo:rsid="002ae891" officeooo:paragraph-rsid="002ae891" style:font-weight-asian="normal" style:font-weight-complex="normal"/>
    </style:style>
    <style:style style:name="P74" style:family="paragraph" style:parent-style-name="Standard">
      <style:text-properties officeooo:rsid="004fab55" officeooo:paragraph-rsid="004fab55"/>
    </style:style>
    <style:style style:name="P75" style:family="paragraph" style:parent-style-name="Standard">
      <style:text-properties officeooo:rsid="0048450a" officeooo:paragraph-rsid="004fab55"/>
    </style:style>
    <style:style style:name="P76" style:family="paragraph" style:parent-style-name="Standard">
      <style:text-properties officeooo:rsid="0048450a" officeooo:paragraph-rsid="005b6786"/>
    </style:style>
    <style:style style:name="P77" style:family="paragraph" style:parent-style-name="Standard">
      <style:text-properties officeooo:rsid="004fd9aa" officeooo:paragraph-rsid="004fd9aa"/>
    </style:style>
    <style:style style:name="P78" style:family="paragraph" style:parent-style-name="Standard">
      <style:text-properties officeooo:rsid="00502abe" officeooo:paragraph-rsid="00502abe"/>
    </style:style>
    <style:style style:name="P79" style:family="paragraph" style:parent-style-name="Standard">
      <style:text-properties officeooo:rsid="0054e8cd" officeooo:paragraph-rsid="00502abe"/>
    </style:style>
    <style:style style:name="P80" style:family="paragraph" style:parent-style-name="Standard">
      <style:text-properties officeooo:rsid="005b902e" officeooo:paragraph-rsid="005b902e"/>
    </style:style>
    <style:style style:name="P81" style:family="paragraph" style:parent-style-name="Standard">
      <style:text-properties officeooo:rsid="0056d239" officeooo:paragraph-rsid="005db9af"/>
    </style:style>
    <style:style style:name="P82" style:family="paragraph" style:parent-style-name="Standard">
      <style:text-properties officeooo:rsid="00587cf8" officeooo:paragraph-rsid="005deec3"/>
    </style:style>
    <style:style style:name="P83" style:family="paragraph" style:parent-style-name="Standard">
      <style:text-properties officeooo:rsid="0059820f" officeooo:paragraph-rsid="005deec3"/>
    </style:style>
    <style:style style:name="P84" style:family="paragraph" style:parent-style-name="Standard">
      <style:text-properties officeooo:rsid="005deec3" officeooo:paragraph-rsid="005deec3"/>
    </style:style>
    <style:style style:name="P85" style:family="paragraph" style:parent-style-name="Preformatted_20_Text">
      <style:text-properties officeooo:rsid="001e7e4e" officeooo:paragraph-rsid="001e7e4e"/>
    </style:style>
    <style:style style:name="P86" style:family="paragraph" style:parent-style-name="Preformatted_20_Text">
      <style:text-properties officeooo:rsid="00368a91" officeooo:paragraph-rsid="00368a91"/>
    </style:style>
    <style:style style:name="P87" style:family="paragraph" style:parent-style-name="Preformatted_20_Text">
      <style:text-properties officeooo:rsid="00380b55" officeooo:paragraph-rsid="00380b55"/>
    </style:style>
    <style:style style:name="P88" style:family="paragraph" style:parent-style-name="Preformatted_20_Text">
      <style:text-properties officeooo:rsid="00390f35" officeooo:paragraph-rsid="00390f35"/>
    </style:style>
    <style:style style:name="P89" style:family="paragraph" style:parent-style-name="Preformatted_20_Text">
      <style:text-properties officeooo:rsid="003ab87a" officeooo:paragraph-rsid="003ab87a"/>
    </style:style>
    <style:style style:name="P90" style:family="paragraph" style:parent-style-name="Preformatted_20_Text">
      <style:text-properties fo:font-weight="normal" officeooo:rsid="002ae891" officeooo:paragraph-rsid="002ae891" style:font-weight-asian="normal" style:font-weight-complex="normal"/>
    </style:style>
    <style:style style:name="P91" style:family="paragraph" style:parent-style-name="Preformatted_20_Text">
      <style:paragraph-properties fo:margin-top="0cm" fo:margin-bottom="0.499cm" loext:contextual-spacing="false"/>
    </style:style>
    <style:style style:name="P92" style:family="paragraph" style:parent-style-name="Standard">
      <style:text-properties officeooo:rsid="002532e8" officeooo:paragraph-rsid="004fab55"/>
    </style:style>
    <style:style style:name="P93" style:family="paragraph" style:parent-style-name="Standard">
      <style:text-properties officeooo:rsid="00635b47" officeooo:paragraph-rsid="00635b47"/>
    </style:style>
    <style:style style:name="P94" style:family="paragraph" style:parent-style-name="Standard">
      <style:text-properties fo:font-weight="bold" officeooo:rsid="00635b47" officeooo:paragraph-rsid="00635b47" style:font-weight-asian="bold" style:font-weight-complex="bold"/>
    </style:style>
    <style:style style:name="P95" style:family="paragraph" style:parent-style-name="Standard">
      <style:text-properties officeooo:rsid="0048450a" officeooo:paragraph-rsid="00635b47"/>
    </style:style>
    <style:style style:name="T1" style:family="text">
      <style:text-properties officeooo:rsid="000b95f2"/>
    </style:style>
    <style:style style:name="T2" style:family="text">
      <style:text-properties officeooo:rsid="000cf869"/>
    </style:style>
    <style:style style:name="T3" style:family="text">
      <style:text-properties officeooo:rsid="000fa08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cf869" style:font-weight-asian="bold" style:font-weight-complex="bold"/>
    </style:style>
    <style:style style:name="T6" style:family="text">
      <style:text-properties officeooo:rsid="0011f3fe"/>
    </style:style>
    <style:style style:name="T7" style:family="text">
      <style:text-properties officeooo:rsid="00170f9c"/>
    </style:style>
    <style:style style:name="T8" style:family="text">
      <style:text-properties officeooo:rsid="0017a180"/>
    </style:style>
    <style:style style:name="T9" style:family="text">
      <style:text-properties officeooo:rsid="001c4f29"/>
    </style:style>
    <style:style style:name="T10" style:family="text">
      <style:text-properties officeooo:rsid="0024f719"/>
    </style:style>
    <style:style style:name="T11" style:family="text">
      <style:text-properties officeooo:rsid="002532e8"/>
    </style:style>
    <style:style style:name="T12" style:family="text">
      <style:text-properties officeooo:rsid="002ae891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ae891" style:font-weight-asian="normal" style:font-weight-complex="normal"/>
    </style:style>
    <style:style style:name="T15" style:family="text">
      <style:text-properties fo:font-weight="normal" officeooo:rsid="002c6a7b" style:font-weight-asian="normal" style:font-weight-complex="normal"/>
    </style:style>
    <style:style style:name="T16" style:family="text">
      <style:text-properties fo:font-weight="normal" officeooo:rsid="002d70da" style:font-weight-asian="normal" style:font-weight-complex="normal"/>
    </style:style>
    <style:style style:name="T17" style:family="text">
      <style:text-properties officeooo:rsid="002c6a7b"/>
    </style:style>
    <style:style style:name="T18" style:family="text">
      <style:text-properties officeooo:rsid="002d70da"/>
    </style:style>
    <style:style style:name="T19" style:family="text">
      <style:text-properties officeooo:rsid="00352473"/>
    </style:style>
    <style:style style:name="T20" style:family="text">
      <style:text-properties officeooo:rsid="0036b8f6"/>
    </style:style>
    <style:style style:name="T21" style:family="text">
      <style:text-properties officeooo:rsid="00442574"/>
    </style:style>
    <style:style style:name="T22" style:family="text">
      <style:text-properties officeooo:rsid="004a12b9"/>
    </style:style>
    <style:style style:name="T23" style:family="text">
      <style:text-properties officeooo:rsid="00512d06"/>
    </style:style>
    <style:style style:name="T24" style:family="text">
      <style:text-properties officeooo:rsid="0052fd30"/>
    </style:style>
    <style:style style:name="T25" style:family="text">
      <style:text-properties officeooo:rsid="005332d2"/>
    </style:style>
    <style:style style:name="T26" style:family="text">
      <style:text-properties officeooo:rsid="005878ba"/>
    </style:style>
    <style:style style:name="T27" style:family="text">
      <style:text-properties officeooo:rsid="005a19f8"/>
    </style:style>
    <style:style style:name="T28" style:family="text">
      <style:text-properties officeooo:rsid="005b6786"/>
    </style:style>
    <style:style style:name="T29" style:family="text">
      <style:text-properties officeooo:rsid="005d81a1"/>
    </style:style>
    <style:style style:name="T30" style:family="text">
      <style:text-properties officeooo:rsid="00587cf8"/>
    </style:style>
    <style:style style:name="T31" style:family="text">
      <style:text-properties officeooo:rsid="006097ae"/>
    </style:style>
    <style:style style:name="T32" style:family="text">
      <style:text-properties officeooo:rsid="00621c47"/>
    </style:style>
    <style:style style:name="T33" style:family="text">
      <style:text-properties officeooo:rsid="00626d2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Plugins para o CakePHP 3.x</text:p>
      <text:p text:style-name="P1"/>
      <text:p text:style-name="P62">Mais detalhes:</text:p>
      <text:p text:style-name="P62"><text:a xlink:type="simple" xlink:href="http://book.cakephp.org/3.0/en/plugins.html" text:style-name="Internet_20_link" text:visited-style-name="Visited_20_Internet_20_Link">http://book.cakephp.org/3.0/en/plugins.html</text:a> </text:p>
      <text:p text:style-name="P1"/>
      <text:p text:style-name="P1">Plugins no cake são como um aplicativo que funciona dentro do aplicativo principal. Pode conter apenas uma view, ou pode conter controllers, models, templates, componentes, etc, com suas próprias configurações e banco de dados.</text:p>
      <text:p text:style-name="P1"/>
      <text:p text:style-name="P24">Depois de pronto pode ser empacotado para ser distribuído e instalado por outros. Podemos ter um plugin para aplicação de ACL, para autenticação, para locales, etc.</text:p>
      <text:p text:style-name="P24"/>
      <text:p text:style-name="P25">O CakePHP já vem com alguns plugins. Um deles é o debug_kit, que quando instalamos o CakePHP é instalado automaticamente.</text:p>
      <text:p text:style-name="P25"/>
      <text:p text:style-name="P2">Instalando <text:span text:style-name="T1">um</text:span> plugin pelo composer</text:p>
      <text:p text:style-name="P26"/>
      <text:p text:style-name="P26">php composer.phar require cakephp/debug_kit</text:p>
      <text:p text:style-name="P26"/>
      <text:p text:style-name="P27">Com isso ele instala a última versão do plugin, atualiza o composer.json e composer.lock, atualiza o vendor/cakephp-plugins.php e atualiza seu autoloader.</text:p>
      <text:p text:style-name="P27"/>
      <text:p text:style-name="P3">Suponha que queira instalar um plugin chamado ContactManager</text:p>
      <text:p text:style-name="P28">- Precisará descompactar o plugin, que contem as pastas src, tests e outras</text:p>
      <text:p text:style-name="P28">- Renomear sua pasta para ContactManager (cese sensitive)</text:p>
      <text:p text:style-name="P28">- Copiar toda a pasta para a pasta plugins.</text:p>
      <text:p text:style-name="P28">- Então adicionar a linha que carrega o plugin na memória no config/bootstrap.php:</text:p>
      <text:p text:style-name="P28">abaixo da linha Plugin::load('Migrations');</text:p>
      <text:p text:style-name="P28">Plugin::load('ContactManager');</text:p>
      <text:p text:style-name="P28"/>
      <text:p text:style-name="P29">Quando instalamos plugins pelo composer o arquivo vendor/ <text:span text:style-name="T5">cakephp-plugins.php</text:span><text:span text:style-name="T2"> </text:span>é criado. <text:span text:style-name="T3">Este arquivo de configuração contém um mapa com nomes de plugins e seus paths no sistema.</text:span></text:p>
      <text:p text:style-name="P29"/>
      <text:p text:style-name="P4">Carregando plugin via shell:</text:p>
      <text:p text:style-name="P30">Também podemos configurar a carga do plugin com o shell cake.</text:p>
      <text:p text:style-name="P30"/>
      <text:p text:style-name="P30">bin\cake plugin load ContactManager</text:p>
      <text:p text:style-name="P30"/>
      <text:p text:style-name="P31">Isto fará o que fizemos acima manualmente <text:span text:style-name="T6">com o bootstrap.php</text:span>.</text:p>
      <text:p text:style-name="P31"/>
      <text:p text:style-name="P5">Atualizando cache com composer:</text:p>
      <text:p text:style-name="P32"/>
      <text:p text:style-name="P32">php composer.phar dumpautoload</text:p>
      <text:p text:style-name="P32"/>
      <text:p text:style-name="P33"/>
      <text:p text:style-name="P6">Configurações da carga do Plugin</text:p>
      <text:p text:style-name="P33"/>
      <text:p text:style-name="P33">Caso não possa fazer isso via composer, faça assim no bootstrap.php:</text:p>
      <text:p text:style-name="P33"/>
      <text:p text:style-name="P33">Plugin::load('ContactManager', ['autoload' =&gt; true]);</text:p>
      <text:p text:style-name="P33"/>
      <text:p text:style-name="P37"><text:soft-page-break/>Carregar o plugin com rotas:</text:p>
      <text:p text:style-name="P37"/>
      <text:p text:style-name="P34">Plugin::load('<text:span text:style-name="T7">Blog</text:span>', ['<text:span text:style-name="T7">routes</text:span>' =&gt; true]);</text:p>
      <text:p text:style-name="P38"/>
      <text:p text:style-name="P38">Incluir configuração do bootstrap:</text:p>
      <text:p text:style-name="P35"/>
      <text:p text:style-name="P35">Plugin::load('ContactManager', ['<text:span text:style-name="T8">bootstrap</text:span>' =&gt; true]);</text:p>
      <text:p text:style-name="P35"/>
      <text:p text:style-name="P35"/>
      <text:p text:style-name="P7">Referenciando Plugins e seus componentes</text:p>
      <text:p text:style-name="P39"/>
      <text:p text:style-name="P39">Para referenciar partes do plugin, como controllers, models, componentes, helpers, behaviors, etc prefixamos com o nome do plugin antes e um ponto. Veja:</text:p>
      <text:p text:style-name="P39"/>
      <text:p text:style-name="P39">public $helpers = ['ContactManager.ContactInfo'];</text:p>
      <text:p text:style-name="P39"/>
      <text:p text:style-name="P40">Agora podemos acessar ContactInfo assim:</text:p>
      <text:p text:style-name="P40"/>
      <text:p text:style-name="P40">$this-<text:span text:style-name="T9">&gt;</text:span>ContactInfo-<text:span text:style-name="T9">&gt;</text:span>address($contact);</text:p>
      <text:p text:style-name="P40"/>
      <text:p text:style-name="P40"/>
      <text:p text:style-name="P8">Criando seu próprio Plugin</text:p>
      <text:p text:style-name="P41"/>
      <text:p text:style-name="P41">Vamos criar o plugin ContactManager. Criar a estrutura de diretórios abaixo:</text:p>
      <text:p text:style-name="P41"/>
      <text:p text:style-name="P85">/src</text:p>
      <text:p text:style-name="Preformatted_20_Text">/plugins</text:p>
      <text:p text:style-name="Preformatted_20_Text"><text:s text:c="4"/>/ContactManager</text:p>
      <text:p text:style-name="Preformatted_20_Text"><text:s text:c="8"/>/config</text:p>
      <text:p text:style-name="Preformatted_20_Text"><text:s text:c="8"/>/src</text:p>
      <text:p text:style-name="Preformatted_20_Text"><text:s text:c="12"/>/Controller</text:p>
      <text:p text:style-name="Preformatted_20_Text"><text:s text:c="16"/>/Component</text:p>
      <text:p text:style-name="Preformatted_20_Text"><text:s text:c="12"/>/Model</text:p>
      <text:p text:style-name="Preformatted_20_Text"><text:s text:c="16"/>/Table</text:p>
      <text:p text:style-name="Preformatted_20_Text"><text:s text:c="16"/>/Entity</text:p>
      <text:p text:style-name="Preformatted_20_Text"><text:s text:c="16"/>/Behavior</text:p>
      <text:p text:style-name="Preformatted_20_Text"><text:s text:c="12"/>/View</text:p>
      <text:p text:style-name="Preformatted_20_Text"><text:s text:c="16"/>/Helper</text:p>
      <text:p text:style-name="Preformatted_20_Text"><text:s text:c="12"/>/Template</text:p>
      <text:p text:style-name="Preformatted_20_Text"><text:s text:c="16"/>/Layout</text:p>
      <text:p text:style-name="Preformatted_20_Text"><text:s text:c="8"/>/tests</text:p>
      <text:p text:style-name="Preformatted_20_Text"><text:s text:c="12"/>/TestCase</text:p>
      <text:p text:style-name="Preformatted_20_Text"><text:s text:c="12"/>/Fixture</text:p>
      <text:p text:style-name="P91"><text:s text:c="8"/>/webroot</text:p>
      <text:p text:style-name="P41"/>
      <text:p text:style-name="P41">Vale lembrar que apenas os diretórios que estamos usando são obrigatórios.</text:p>
      <text:p text:style-name="P42">Lembre que o nome do diretório e o do plugin devem ser o mesmo.</text:p>
      <text:p text:style-name="P43">Um plugin pode conter todos os diretórios de uma aplicação normal.</text:p>
      <text:p text:style-name="P43"/>
      <text:p text:style-name="P15">Para criar um plugin o bake facilita muito o trabalho.</text:p>
      <text:p text:style-name="P44"/>
      <text:p text:style-name="P54">Cd c:\xampp\htdocs\aplicativo</text:p>
      <text:p text:style-name="P44"/>
      <text:p text:style-name="P45">bin\cake bake plugin ContactManager</text:p>
      <text:p text:style-name="P45"/>
      <text:p text:style-name="P47"><text:soft-page-break/>Com isso ele cria a pasta plugins\ContactManager contendo config, src, webroot e composer.json.</text:p>
      <text:p text:style-name="P48">Em src ele cria a pasta Controller e dentro o arquivo AppController.php <text:span text:style-name="T10">com uma classe AppController vazia.</text:span></text:p>
      <text:p text:style-name="P48"/>
      <text:p text:style-name="P21">Carregando Plugin <text:span text:style-name="T30">no bootstrap.php </text:span>com o bake</text:p>
      <text:p text:style-name="P81"/>
      <text:p text:style-name="P81">bin\cake plugin load Admin</text:p>
      <text:p text:style-name="P49"/>
      <text:p text:style-name="P46">Agora podemos continuar e criar controllers, models, etc, como fazemos com aplicativos do CakePHP, <text:span text:style-name="T11">assim:</text:span></text:p>
      <text:p text:style-name="P46"/>
      <text:p text:style-name="P16">Criando um controller</text:p>
      <text:p text:style-name="P46"/>
      <text:p text:style-name="P52">bin\cake bake controller --plugin <text:span text:style-name="T26">Admin</text:span> <text:span text:style-name="T26">Groups</text:span></text:p>
      <text:p text:style-name="P53">bin\cake bake controller --plugin <text:span text:style-name="T26">Admin</text:span> <text:span text:style-name="T27">Users</text:span></text:p>
      <text:p text:style-name="P53">bin\cake bake controller --plugin <text:span text:style-name="T26">Admin</text:span> <text:span text:style-name="T27">Privileges</text:span></text:p>
      <text:p text:style-name="P50"/>
      <text:p text:style-name="P55"><text:span text:style-name="T4">Alerta</text:span>: cuidado ao copiar e colar código de processadores de texto. O exemplo acima acaba de me gerar um problema, pois os dois hifens antes de plugin foram para a console como apenas um traço e deu erro.</text:p>
      <text:p text:style-name="P55"/>
      <text:p text:style-name="P20">Criando Componente para o Plugin</text:p>
      <text:p text:style-name="P80"/>
      <text:p text:style-name="P80">bin\cake bake component --plugin <text:span text:style-name="T29">Admin AccessControl</text:span></text:p>
      <text:p text:style-name="P55"/>
      <text:p text:style-name="P56">Com o comando acima ele cria um controller completo, com todos os actions default. Verifique.</text:p>
      <text:p text:style-name="P56"/>
      <text:p text:style-name="P57">Tenha certeza de <text:span text:style-name="T4">re-gerar seu autoloader</text:span> sempre que você criar um plugin:</text:p>
      <text:p text:style-name="P57"/>
      <text:p text:style-name="P57">php composer.phar dumpautoload</text:p>
      <text:p text:style-name="P57"/>
      <text:p text:style-name="P9">Carregar o plugin no aplicativo com rotas</text:p>
      <text:p text:style-name="P58"/>
      <text:p text:style-name="P58">config/bootstrap.php <text:span text:style-name="T17">da aplicação</text:span></text:p>
      <text:p text:style-name="P58"/>
      <text:p text:style-name="P36">Plugin::load('ContactManager', ['<text:span text:style-name="T12">routes</text:span>' =&gt; true]);</text:p>
      <text:p text:style-name="P36"/>
      <text:p text:style-name="P9">Criando o routes.php para o plugin</text:p>
      <text:p text:style-name="P58"/>
      <text:p text:style-name="P59"><text:span text:style-name="T18">O bake criou o arquivo </text:span><text:span text:style-name="Strong_20_Emphasis"><text:span text:style-name="T13">plugins/ContactManager/config/routes.php</text:span></text:span><text:span text:style-name="T13"> </text:span><text:span text:style-name="T16">que</text:span><text:span text:style-name="T15"> </text:span><text:span text:style-name="T14">cont</text:span><text:span text:style-name="T16">ém:</text:span></text:p>
      <text:p text:style-name="P73"/>
      <text:p text:style-name="P90">&lt;?php</text:p>
      <text:p text:style-name="Preformatted_20_Text">use Cake\Routing\Router;</text:p>
      <text:p text:style-name="Preformatted_20_Text"/>
      <text:p text:style-name="Preformatted_20_Text">Router::plugin(</text:p>
      <text:p text:style-name="Preformatted_20_Text"><text:s text:c="4"/>'ContactManager',</text:p>
      <text:p text:style-name="Preformatted_20_Text"><text:s text:c="4"/>['path' =&gt; '/contact-manager'],</text:p>
      <text:p text:style-name="Preformatted_20_Text"><text:s text:c="4"/>function ($routes) {</text:p>
      <text:p text:style-name="Preformatted_20_Text"><text:s text:c="8"/>$routes-&gt;fallbacks('DashedRoute');</text:p>
      <text:p text:style-name="Preformatted_20_Text"><text:s text:c="4"/>}</text:p>
      <text:p text:style-name="P91">);</text:p>
      <text:p text:style-name="P18"><text:soft-page-break/>Componentes, Helpers e Behaviors</text:p>
      <text:p text:style-name="P60"/>
      <text:p text:style-name="P60">Um plugin pode conter componentes, helper e behaviors <text:span text:style-name="T19">criados da mesma forma que para</text:span> uma aplicação normal.</text:p>
      <text:p text:style-name="P60"/>
      <text:p text:style-name="P22">Criando Componente com bake</text:p>
      <text:p text:style-name="P84">Antes criar o Controler</text:p>
      <text:p text:style-name="P82">bin\cake bake component AccessControl</text:p>
      <text:p text:style-name="P61"/>
      <text:p text:style-name="P22">Criando Helper com bake</text:p>
      <text:p text:style-name="P83">Antes criar o Template</text:p>
      <text:p text:style-name="P82">bin\cake bake helper MeuHelper</text:p>
      <text:p text:style-name="P61"/>
      <text:p text:style-name="P22">Criando Behavior com o bake</text:p>
      <text:p text:style-name="P83">Antes criar o Model</text:p>
      <text:p text:style-name="P82">bin\cake bake behavior MeuBehavior</text:p>
      <text:p text:style-name="P82"/>
      <text:p text:style-name="P10">Referência a componentes de plugins:</text:p>
      <text:p text:style-name="P62"/>
      <text:p text:style-name="P86">// Component defined in 'ContactManager' plugin</text:p>
      <text:p text:style-name="Preformatted_20_Text">namespace ContactManager\Controller\Component;</text:p>
      <text:p text:style-name="Preformatted_20_Text"/>
      <text:p text:style-name="Preformatted_20_Text">use Cake\Controller\Component;</text:p>
      <text:p text:style-name="Preformatted_20_Text"/>
      <text:p text:style-name="Preformatted_20_Text">class Ex<text:span text:style-name="T20">e</text:span>mpl<text:span text:style-name="T20">o</text:span>Component extends Component</text:p>
      <text:p text:style-name="Preformatted_20_Text">{</text:p>
      <text:p text:style-name="Preformatted_20_Text">}</text:p>
      <text:p text:style-name="Preformatted_20_Text"/>
      <text:p text:style-name="Preformatted_20_Text">// Within your controllers</text:p>
      <text:p text:style-name="Preformatted_20_Text">public function initialize()</text:p>
      <text:p text:style-name="Preformatted_20_Text">{</text:p>
      <text:p text:style-name="Preformatted_20_Text"><text:s text:c="4"/>parent::initialize();</text:p>
      <text:p text:style-name="Preformatted_20_Text"><text:s text:c="4"/>$this-&gt;loadComponent('ContactManager.Ex<text:span text:style-name="T20">e</text:span>mpl<text:span text:style-name="T20">o</text:span>');</text:p>
      <text:p text:style-name="P91">}</text:p>
      <text:p text:style-name="P63">Depois de pronto podemos ampacotar e publicar nosso plugin para que outros tenham acesso. O site do Cate pode abrigar aqui <text:a xlink:type="simple" xlink:href="http://plugins.cakephp.org/" text:style-name="Internet_20_link" text:visited-style-name="Visited_20_Internet_20_Link">http://plugins.cakephp.org/</text:a> assim como o grande repositório GitHub (<text:a xlink:type="simple" xlink:href="http://github.com/" text:style-name="Internet_20_link" text:visited-style-name="Visited_20_Internet_20_Link">http://github.com</text:a>).</text:p>
      <text:p text:style-name="P63"/>
      <text:p text:style-name="P11">Criar tabela contacts através do plugin migrations para nosso plugin</text:p>
      <text:p text:style-name="P64"/>
      <text:p text:style-name="P65">O <text:span text:style-name="T4">plugin migrations</text:span> já vem carregado por default, mas se quiser carre<text:span text:style-name="T23">g</text:span>ar <text:span text:style-name="T23">e atualizar o Cake,</text:span> use: </text:p>
      <text:p text:style-name="P87"/>
      <text:p text:style-name="P87">composer require cakephp/migrations:~1.0</text:p>
      <text:p text:style-name="P64"/>
      <text:p text:style-name="P17">Criar o arquivo de migração</text:p>
      <text:p text:style-name="P88"/>
      <text:p text:style-name="P88">bin<text:span text:style-name="T23">\</text:span>cake bake migration CreateContacts title:string body:text created modified</text:p>
      <text:p text:style-name="P65"/>
      <text:p text:style-name="P66">Com isso ele cria um arquivo em config/Migrations contendo uma classe e uma função com a definição da tabela a ser criada sugerida por nós.</text:p>
      <text:p text:style-name="P66"/>
      <text:p text:style-name="P12">Para criar a tabela execute:</text:p>
      <text:p text:style-name="P89"/>
      <text:p text:style-name="P89">bin<text:span text:style-name="T24">\</text:span>cake migrations migrate</text:p>
      <text:p text:style-name="P66"><text:soft-page-break/></text:p>
      <text:p text:style-name="P67">Pode verificar agora a tabela contacts criada em nosso banco atual.</text:p>
      <text:p text:style-name="P67"/>
      <text:p text:style-name="P13">Criando Model e Template <text:span text:style-name="T31">para o Plugin</text:span></text:p>
      <text:p text:style-name="P74"/>
      <text:p text:style-name="P75">bin<text:span text:style-name="T22">\</text:span>cake bake model --plugin <text:span text:style-name="T28">Admin Groups</text:span></text:p>
      <text:p text:style-name="P76">bin<text:span text:style-name="T22">\</text:span>cake bake model --plugin <text:span text:style-name="T28">Admin Users</text:span></text:p>
      <text:p text:style-name="P76">bin<text:span text:style-name="T22">\</text:span>cake bake model --plugin <text:span text:style-name="T28">Admin Privileges</text:span></text:p>
      <text:p text:style-name="P75"/>
      <text:p text:style-name="P19">Criando Templates <text:span text:style-name="T32">para o Plugin</text:span></text:p>
      <text:p text:style-name="P75"/>
      <text:p text:style-name="P75">bin<text:span text:style-name="T22">\</text:span>cake bake template --plugin <text:span text:style-name="T28">Admin Groups</text:span></text:p>
      <text:p text:style-name="P76">bin<text:span text:style-name="T22">\</text:span>cake bake template --plugin <text:span text:style-name="T28">Admin Users</text:span></text:p>
      <text:p text:style-name="P76">bin<text:span text:style-name="T22">\</text:span>cake bake template --plugin <text:span text:style-name="T28">Admin Privileges</text:span></text:p>
      <text:p text:style-name="P51"/>
      <text:p text:style-name="P94">Criar somente a view login.ctp para o Plugin</text:p>
      <text:p text:style-name="P93"/>
      <text:p text:style-name="P95">bin<text:span text:style-name="T22">\</text:span>cake bake template --plugin <text:span text:style-name="T28">Admin Users login</text:span></text:p>
      <text:p text:style-name="P51"/>
      <text:p text:style-name="P77">Agora nosso plugin tem uma estrutura básica completa, inclusive com bancos e podemos inserir registros para ver como se comporta.</text:p>
      <text:p text:style-name="P67"/>
      <text:p text:style-name="P14">Chamando nosso plugin pelo navegador</text:p>
      <text:p text:style-name="P68"/>
      <text:p text:style-name="P68"><text:a xlink:type="simple" xlink:href="http://localhost/aplicativo/admin/groups" text:style-name="Internet_20_link" text:visited-style-name="Visited_20_Internet_20_Link">http://localhost/aplicativo/</text:a><text:a xlink:type="simple" xlink:href="http://localhost/aplicativo/admin/groups" text:style-name="Internet_20_link" text:visited-style-name="Visited_20_Internet_20_Link"><text:span text:style-name="T33">admin</text:span></text:a><text:a xlink:type="simple" xlink:href="http://localhost/aplicativo/admin/groups" text:style-name="Internet_20_link" text:visited-style-name="Visited_20_Internet_20_Link">/</text:a><text:a xlink:type="simple" xlink:href="http://localhost/aplicativo/admin/groups" text:style-name="Internet_20_link" text:visited-style-name="Visited_20_Internet_20_Link"><text:span text:style-name="T33">groups</text:span></text:a><text:span text:style-name="T33"> </text:span></text:p>
      <text:p text:style-name="P68"/>
      <text:p text:style-name="P70">Ele irá mostrar a index.ctp do controller Contacts <text:span text:style-name="T21">do nosso plugin</text:span>.</text:p>
      <text:p text:style-name="P70"/>
      <text:p text:style-name="P71">É como se nosso plugin ContactManager fosse outro aplicativo rodando sobre o aplicativo atual e estamos chamando seu controller contacts.</text:p>
      <text:p text:style-name="P69"/>
      <text:p text:style-name="P72">Procurei esclarecer e melhorar um pouco o tutorial oficial do site e está aí, podendo servir para a criação de um plugin bem útil no CakePHP 3.</text:p>
      <text:p text:style-name="P72"/>
      <text:p text:style-name="P78">Também contei com a ajuda do plugin migrations <text:span text:style-name="T25">para criar a tabela </text:span>no tutorial de criação de Blog no site do Cake.</text:p>
      <text:p text:style-name="P78"/>
      <text:p text:style-name="P7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8T09:20:18.990000000</meta:creation-date>
    <dc:date>2016-05-23T09:13:00.887000000</dc:date>
    <meta:editing-duration>PT3H1M7S</meta:editing-duration>
    <meta:editing-cycles>88</meta:editing-cycles>
    <meta:generator>LibreOffice/5.1.2.2$Windows_x86 LibreOffice_project/d3bf12ecb743fc0d20e0be0c58ca359301eb705f</meta:generator>
    <meta:document-statistic meta:table-count="0" meta:image-count="0" meta:object-count="0" meta:page-count="5" meta:paragraph-count="142" meta:word-count="982" meta:character-count="7062" meta:non-whitespace-character-count="5994"/>
  </office:meta>
</office:document-meta>
</file>